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5.71pt" svg:height="254.15pt" svg:x="27.16pt" svg:y="89.6pt">
            <loext:p draw:notify-on-update-of-ranges="Sheet1.A3:Sheet1.A3 Sheet1.B1:Sheet1.B1 Sheet1.B3:Sheet1.B3 Sheet1.C3:Sheet1.C4 Sheet1.C3:Sheet1.C4 Sheet1.D1:Sheet1.D1 Sheet1.D3:Sheet1.D3 Sheet1.E3:Sheet1.E4 Sheet1.E3:Sheet1.E4 Sheet1.F1:Sheet1.F1 Sheet1.F3:Sheet1.F3 Sheet1.G3:Sheet1.G4 Sheet1.G3:Sheet1.G4 Sheet1.H1:Sheet1.H1 Sheet1.H3:Sheet1.H3 Sheet1.I3:Sheet1.I4 Sheet1.I3:Sheet1.I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thread_cond+mutex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EventSet(Linux)</text:p>
          </table:table-cell>
          <table:covered-table-cell table:style-name="Default"/>
          <table:table-cell office:value-type="string" calcext:value-type="string" table:number-columns-spanned="2" table:number-rows-spanned="1">
            <text:p>EventSet(Linux+SC)</text:p>
          </table:table-cell>
          <table:covered-table-cell/>
          <table:table-cell office:value-type="string" calcext:value-type="string" table:number-columns-spanned="2" table:number-rows-spanned="1">
            <text:p>EventSet(SGX)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/>
          <table:table-cell table:style-name="Default" office:value-type="float" office:value="4.4552" calcext:value-type="float">
            <text:p>4.4552</text:p>
          </table:table-cell>
          <table:table-cell table:style-name="Default" office:value-type="float" office:value="0.1016" calcext:value-type="float">
            <text:p>0.1016</text:p>
          </table:table-cell>
          <table:table-cell office:value-type="float" office:value="4.0665" calcext:value-type="float">
            <text:p>4.0665</text:p>
          </table:table-cell>
          <table:table-cell office:value-type="float" office:value="0.0146" calcext:value-type="float">
            <text:p>0.0146</text:p>
          </table:table-cell>
          <table:table-cell table:style-name="ce2" office:value-type="float" office:value="4.4096" calcext:value-type="float">
            <text:p>4.4096</text:p>
          </table:table-cell>
          <table:table-cell table:style-name="ce2" office:value-type="float" office:value="0.4426" calcext:value-type="float">
            <text:p>0.4426</text:p>
          </table:table-cell>
          <table:table-cell table:style-name="ce2" office:value-type="float" office:value="9.4485" calcext:value-type="float">
            <text:p>9.4485</text:p>
          </table:table-cell>
          <table:table-cell table:style-name="ce2" office:value-type="float" office:value="0.2776" calcext:value-type="float">
            <text:p>0.2776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2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7:33:56.537432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4T17:35:34.739582759</dc:date>
    <meta:editing-duration>PT20H4M50S</meta:editing-duration>
    <meta:editing-cycles>18</meta:editing-cycles>
    <meta:generator>LibreOffice/5.1.6.2$Linux_X86_64 LibreOffice_project/1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origin="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4" chart:error-lower-range="Sheet1.C3:Sheet1.C4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4" chart:error-lower-range="Sheet1.C3:Sheet1.C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solid-type="cuboid"/>
    </style:style>
    <style:style style:name="ch11" style:family="chart" style:data-style-name="N124">
      <style:chart-properties chart:link-data-style-to-source="true" chart:error-category="cell-range" chart:error-upper-range="Sheet1.E3:Sheet1.E4" chart:error-lower-range="Sheet1.E3:Sheet1.E4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4" chart:error-lower-range="Sheet1.E3:Sheet1.E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G3:Sheet1.G4" chart:error-lower-range="Sheet1.G3:Sheet1.G4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4" chart:error-lower-range="Sheet1.G3:Sheet1.G4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4">
      <style:chart-properties chart:link-data-style-to-source="true" chart:error-category="cell-range" chart:error-upper-range="Sheet1.I3:Sheet1.I4" chart:error-lower-range="Sheet1.I3:Sheet1.I4"/>
      <style:graphic-properties draw:stroke="none" draw:fill-color="#00000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4" chart:error-lower-range="Sheet1.I3:Sheet1.I4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372cm" svg:height="8.967cm" xlink:href=".." xlink:type="simple" chart:class="chart:bar" chart:style-name="ch1">
        <chart:legend svg:x="0.596cm" svg:y="0.203cm" style:legend-expansion="custom" chartooo:width="14.329cm" chartooo:height="1.384cm" style:legend-expansion-aspect-ratio="10.353323699422" chart:style-name="ch2"/>
        <chart:plot-area chart:style-name="ch3" table:cell-range-address="Sheet1.A3:Sheet1.B3 Sheet1.B1:Sheet1.B1 Sheet1.D1:Sheet1.D1 Sheet1.D3:Sheet1.D3 Sheet1.F1:Sheet1.F1 Sheet1.F3:Sheet1.F3 Sheet1.H1:Sheet1.H1 Sheet1.H3:Sheet1.H3" chart:data-source-has-labels="both" svg:x="3.316cm" svg:y="2.303cm" svg:width="9.764cm" svg:height="5.942cm">
          <chartooo:coordinate-region svg:x="4.456cm" svg:y="2.58cm" svg:width="8.624cm" svg:height="5.389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0.652cm" svg:y="8.539cm" chart:style-name="ch6">
              <text:p>PAL call / pthread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 chart:style-name="ch10"/>
          </chart:series>
          <chart:series chart:style-name="ch11" chart:values-cell-range-address="Sheet1.D3:Sheet1.D3" chart:label-cell-address="Sheet1.D1:Sheet1.D1" chart:class="chart:bar">
            <chart:error-indicator chart:style-name="ch12" chart:dimension="y"/>
            <chart:data-point/>
          </chart:series>
          <chart:series chart:style-name="ch13" chart:values-cell-range-address="Sheet1.F3:Sheet1.F3" chart:label-cell-address="Sheet1.F1:Sheet1.F1" chart:class="chart:bar">
            <chart:error-indicator chart:style-name="ch14" chart:dimension="y"/>
            <chart:data-point/>
          </chart:series>
          <chart:series chart:style-name="ch15" chart:values-cell-range-address="Sheet1.H3:Sheet1.H3" chart:label-cell-address="Sheet1.H1:Sheet1.H1" chart:class="chart:bar">
            <chart:error-indicator chart:style-name="ch16" chart:dimension="y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_cond+mutex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EventSet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EventSet(Linux+SC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EventSet(SGX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3:Sheet1.A3</svg:desc>
                </draw:g>
              </table:table-cell>
              <table:table-cell office:value-type="float" office:value="4.4552">
                <text:p>4.4552</text:p>
                <draw:g>
                  <svg:desc>Sheet1.B3:Sheet1.B3</svg:desc>
                </draw:g>
              </table:table-cell>
              <table:table-cell office:value-type="float" office:value="0.1016">
                <text:p>0.1016</text:p>
                <draw:g>
                  <svg:desc>Sheet1.C3:Sheet1.C4</svg:desc>
                </draw:g>
              </table:table-cell>
              <table:table-cell office:value-type="float" office:value="0.1016">
                <text:p>0.1016</text:p>
                <draw:g>
                  <svg:desc>Sheet1.C3:Sheet1.C4</svg:desc>
                </draw:g>
              </table:table-cell>
              <table:table-cell office:value-type="float" office:value="4.0665">
                <text:p>4.0665</text:p>
                <draw:g>
                  <svg:desc>Sheet1.D3:Sheet1.D3</svg:desc>
                </draw:g>
              </table:table-cell>
              <table:table-cell office:value-type="float" office:value="0.0146">
                <text:p>0.0146</text:p>
                <draw:g>
                  <svg:desc>Sheet1.E3:Sheet1.E4</svg:desc>
                </draw:g>
              </table:table-cell>
              <table:table-cell office:value-type="float" office:value="0.0146">
                <text:p>0.0146</text:p>
                <draw:g>
                  <svg:desc>Sheet1.E3:Sheet1.E4</svg:desc>
                </draw:g>
              </table:table-cell>
              <table:table-cell office:value-type="float" office:value="4.4096">
                <text:p>4.4096</text:p>
                <draw:g>
                  <svg:desc>Sheet1.F3:Sheet1.F3</svg:desc>
                </draw:g>
              </table:table-cell>
              <table:table-cell office:value-type="float" office:value="0.4426">
                <text:p>0.4426</text:p>
                <draw:g>
                  <svg:desc>Sheet1.G3:Sheet1.G4</svg:desc>
                </draw:g>
              </table:table-cell>
              <table:table-cell office:value-type="float" office:value="0.4426">
                <text:p>0.4426</text:p>
                <draw:g>
                  <svg:desc>Sheet1.G3:Sheet1.G4</svg:desc>
                </draw:g>
              </table:table-cell>
              <table:table-cell office:value-type="float" office:value="9.4485">
                <text:p>9.4485</text:p>
                <draw:g>
                  <svg:desc>Sheet1.H3:Sheet1.H3</svg:desc>
                </draw:g>
              </table:table-cell>
              <table:table-cell office:value-type="float" office:value="0.2776">
                <text:p>0.2776</text:p>
                <draw:g>
                  <svg:desc>Sheet1.I3:Sheet1.I4</svg:desc>
                </draw:g>
              </table:table-cell>
              <table:table-cell office:value-type="float" office:value="0.2776">
                <text:p>0.2776</text:p>
                <draw:g>
                  <svg:desc>Sheet1.I3:Sheet1.I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stroke-dash draw:name="Dashed_20__28_var_29_" draw:display-name="Dashed (var)" draw:style="rect" draw:dots1="1" draw:dots1-length="197%" draw:distance="127%"/>
  </office:styles>
</office:document-styles>
</file>